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729fcf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729fcf" fo:font-size="14pt" fo:font-weight="normal" officeooo:rsid="003b281d" officeooo:paragraph-rsid="003b281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3b281d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fo:color="#729fcf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color="#729fcf" fo:font-size="14pt" officeooo:paragraph-rsid="003ab54e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fo:color="#729fcf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729fcf" fo:font-size="14pt" fo:font-weight="normal" officeooo:paragraph-rsid="0038d0b8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729fcf"/>
    </style:style>
    <style:style style:name="P12" style:family="paragraph" style:parent-style-name="Text_20_body">
      <style:paragraph-properties fo:text-align="justify" style:justify-single-word="false"/>
      <style:text-properties fo:color="#729fcf" officeooo:paragraph-rsid="00394f22"/>
    </style:style>
    <style:style style:name="P13" style:family="paragraph" style:parent-style-name="Text_20_body">
      <style:paragraph-properties fo:text-align="justify" style:justify-single-word="false"/>
      <style:text-properties fo:color="#729fcf" officeooo:paragraph-rsid="003ab54e"/>
    </style:style>
    <style:style style:name="P14" style:family="paragraph" style:parent-style-name="Text_20_body">
      <style:paragraph-properties fo:text-align="justify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fo:font-size="14pt" officeooo:rsid="003ab54e" officeooo:paragraph-rsid="003ab54e" style:font-size-asian="14pt" style:font-size-complex="14pt"/>
    </style:style>
    <style:style style:name="P16" style:family="paragraph" style:parent-style-name="Heading_20_3">
      <style:paragraph-properties fo:text-align="justify" style:justify-single-word="false"/>
    </style:style>
    <style:style style:name="P17" style:family="paragraph" style:parent-style-name="Heading_20_3">
      <style:paragraph-properties fo:text-align="justify" style:justify-single-word="false"/>
      <style:text-properties officeooo:paragraph-rsid="003ab54e"/>
    </style:style>
    <style:style style:name="P18" style:family="paragraph" style:parent-style-name="Heading_20_3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729fcf" fo:font-size="14pt" fo:font-weight="normal" officeooo:rsid="003b281d" officeooo:paragraph-rsid="003b281d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729fcf" fo:font-size="14pt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color="#729fcf" fo:font-size="14pt" officeooo:rsid="003ab54e" officeooo:paragraph-rsid="003ab54e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color="#c9211e" fo:font-size="14pt" style:text-underline-style="solid" style:text-underline-width="auto" style:text-underline-color="font-color" officeooo:rsid="00394f22" officeooo:paragraph-rsid="00394f22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729fcf"/>
    </style:style>
    <style:style style:name="T9" style:family="text">
      <style:text-properties fo:color="#729fcf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729fcf" fo:font-size="14pt" fo:font-weight="normal" officeooo:rsid="003b281d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38d0b8"/>
    </style:style>
    <style:style style:name="T13" style:family="text">
      <style:text-properties fo:color="#c9211e"/>
    </style:style>
    <style:style style:name="T14" style:family="text">
      <style:text-properties fo:color="#c9211e" fo:font-size="14pt" style:font-size-asian="14pt" style:font-size-complex="14pt"/>
    </style:style>
    <style:style style:name="T15" style:family="text">
      <style:text-properties fo:color="#c9211e" fo:font-size="14pt" style:text-underline-style="solid" style:text-underline-width="auto" style:text-underline-color="font-color" officeooo:rsid="00394f22" style:font-size-asian="14pt" style:font-size-complex="14pt"/>
    </style:style>
    <style:style style:name="T16" style:family="text">
      <style:text-properties officeooo:rsid="003ab54e"/>
    </style:style>
    <style:style style:name="T17" style:family="text">
      <style:text-properties officeooo:rsid="003c83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6"/></text:span></text:p>
      <text:p text:style-name="P2"><text:span text:style-name="Source_20_Text"><text:span text:style-name="T5">Практическое задание</text:span></text:span></text:p>
      <text:h text:style-name="P18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P14">ivan@ivan-ubuntu:~/Рабочий стол/Studing/Linux/Homework$ <text:span text:style-name="T8">mkdir lesson_6</text:span></text:p>
      <text:p text:style-name="P14">ivan@ivan-ubuntu:~/Рабочий стол/Studing/Linux/Homework$ <text:span text:style-name="T8">cd lesson_6</text:span></text:p>
      <text:p text:style-name="P14">ivan@ivan-ubuntu:~/Рабочий стол/Studing/Linux/Homework/lesson_6$ <text:span text:style-name="T8">vi task_1</text:span></text:p>
      <text:p text:style-name="P14">ivan@ivan-ubuntu:~/Рабочий стол/Studing/Linux/Homework/lesson_6$ <text:span text:style-name="T8">cat task_1</text:span></text:p>
      <text:p text:style-name="P9">Написать скрипт, который удаляет из текстового файла пустые строки</text:p>
      <text:p text:style-name="P9">и заменяет маленькие символы на большие.</text:p>
      <text:p text:style-name="P9"/>
      <text:p text:style-name="P9">Воспользуйтесь tr</text:p>
      <text:p text:style-name="P9"/>
      <text:p text:style-name="P9">или SED.</text:p>
      <text:p text:style-name="P9"><text:span text:style-name="T1">ivan@ivan-ubuntu:~/Рабочий стол/Studing/Linux/Homework/lesson_6$</text:span> vi script_task_<text:span text:style-name="T12">1</text:span>.sh</text:p>
      <text:p text:style-name="P9"/>
      <text:p text:style-name="P10">#!/bin/bash</text:p>
      <text:p text:style-name="P10"># скрипт, который удаляет из текстового файла пустые строки и заменяет маленькие символы на большие</text:p>
      <text:p text:style-name="P10">sed '/./!d' &lt; $1 | sed -e 's/\(.*\)/\L\1/' &gt; $2</text:p>
      <text:p text:style-name="P10"><text:s text:c="230"/></text:p>
      <text:p text:style-name="P9"><text:span text:style-name="T1">ivan@ivan-ubuntu:~/Рабочий стол/Studing/Linux/Homework/lesson_6$</text:span> chmod ugo+x script_task_1.sh</text:p>
      <text:p text:style-name="P10"><text:span text:style-name="T1">ivan@ivan-ubuntu:~/Рабочий стол/Studing/Linux/Homework/lesson_6$ </text:span>./script_task_1.sh task_1 task_12</text:p>
      <text:p text:style-name="P9"><text:span text:style-name="T1">ivan@ivan-ubuntu:~/Рабочий стол/Studing/Linux/Homework/lesson_6$</text:span> cat task_12</text:p>
      <text:p text:style-name="P9">написать скрипт, который удаляет из текстового файла пустые строки</text:p>
      <text:p text:style-name="P9">и заменяет маленькие символы на большие.</text:p>
      <text:p text:style-name="P9">воспользуйтесь tr</text:p>
      <text:p text:style-name="P9">или sed.</text:p>
      <text:h text:style-name="P16" text:outline-level="3"><text:soft-page-break/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7">#!/bin/bash</text:p>
      <text:p text:style-name="P7">#Создать однострочный скрипт, который создаст директории для нескольких годов (2010–2017),</text:p>
      <text:p text:style-name="P7">#в них — поддиректории для месяцев (от 01 до 12), и в каждый из них запишет несколько файлов с произвольными записями.</text:p>
      <text:p text:style-name="P7">#Например, 001.txt, содержащий текст «Файл 001», 002.txt с текстом «Файл 002» и т. д. </text:p>
      <text:p text:style-name="P7"/>
      <text:p text:style-name="P7">for dir in {2010..2017}</text:p>
      <text:p text:style-name="P7"><text:s text:c="2"/>do </text:p>
      <text:p text:style-name="P7"><text:s text:c="4"/>mkdir $dir</text:p>
      <text:p text:style-name="P7"><text:s text:c="4"/>for subdir in {01..12}</text:p>
      <text:p text:style-name="P7"><text:s text:c="4"/>do </text:p>
      <text:p text:style-name="P7"><text:s text:c="6"/>mkdir $dir/$subdir</text:p>
      <text:p text:style-name="P7"><text:s text:c="6"/>for file in {001..007}</text:p>
      <text:p text:style-name="P7"><text:s text:c="6"/>do</text:p>
      <text:p text:style-name="P7"><text:s text:c="8"/>e<text:span text:style-name="T17">c</text:span>ho <text:span text:style-name="T17">F</text:span>ile $file &gt; $dir/$subdir/$file.txt <text:s text:c="8"/></text:p>
      <text:p text:style-name="P7"><text:s text:c="6"/>done</text:p>
      <text:p text:style-name="P7"><text:s text:c="4"/>done</text:p>
      <text:p text:style-name="P7">done</text:p>
      <text:p text:style-name="P7"/>
      <text:p text:style-name="P7"># mkdir -p ./201{0..7}/{1..12}/ </text:p>
      <text:p text:style-name="P7"># touch ./201{0..7}/{1..12}/file_{0..9}.txt</text:p>
      <text:p text:style-name="P11"><text:span text:style-name="T11"># echo 'Файл' {0..9} &gt; ./201{0..7}/{1..12}/file_{0..9}.txt</text:span></text:p>
      <text:p text:style-name="P13"><text:span text:style-name="T3">ivan@ivan-ubuntu:~/Рабочий стол/Studing/Linux/Homework/lesson_6$</text:span><text:span text:style-name="T11"> bash script_task_2.sh </text:span></text:p>
      <text:p text:style-name="P22"><text:soft-page-break/>Виктор, подскажите почему не работает скрипт, который я закомментировал после рабочего скрипта for in? Причем он создает дирректории, поддиректории, файлы в них, но ничего не записывает в файл.</text:p>
      <text:p text:style-name="P22">Пишет в терминале вот так:</text:p>
      <text:p text:style-name="P12"><text:span text:style-name="T15">script_task_2.sh: строка 23: ./201{0..7}/{1..12}/file_{0..9}.txt: неоднозначное перенаправление</text:span><text:span text:style-name="T14"> </text:span><text:span text:style-name="T13"><text:s text:c="3"/></text:span><text:s text:c="3"/></text:p>
      <text:h text:style-name="P17" text:outline-level="3"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6">ivan@ivan-ubuntu:~$ <text:span text:style-name="T8">ls -l | awk '!($1=="итого"){print $1}' | sort | uniq</text:span></text:p>
      <text:p text:style-name="P7">drwxrwxr-x</text:p>
      <text:p text:style-name="P7">drwxr-xr-x</text:p>
      <text:p text:style-name="P7">lrwxrwxrwx</text:p>
      <text:p text:style-name="P7">-rw-rw-r--</text:p>
      <text:h text:style-name="P16" text:outline-level="3">4. Используя grep, проанализировать файл /var/log/syslog, отобрав события на своё усмотрение.</text:h>
      <text:p text:style-name="P6">ivan@ivan-ubuntu:~/Рабочий стол/Studing/Linux/Homework/lesson_6$ <text:span text:style-name="T8">cat /var/log/syslog | grep 'Nov 26'</text:span></text:p>
      <text:h text:style-name="P16" text:outline-level="3">5. Создать разовое задание на перезагрузку операционной системы, используя at.</text:h>
      <text:p text:style-name="P6">ivan@ivan-ubuntu:~$ <text:span text:style-name="T8">sudo vi /etc/sudoers</text:span></text:p>
      <text:p text:style-name="P21">Убрал подтверждение пароля</text:p>
      <text:p text:style-name="P6">ivan@ivan-ubuntu:~$<text:span text:style-name="T8"> at 1:20pm 12/02/2020</text:span></text:p>
      <text:p text:style-name="P7">warning: commands will be executed using /bin/sh</text:p>
      <text:p text:style-name="P7">at&gt; sudo reboot</text:p>
      <text:p text:style-name="P7">at&gt; &lt;EOT&gt;</text:p>
      <text:p text:style-name="P7">job 9 at Wed Dec <text:s/>2 13:20:00 2020</text:p>
      <text:p text:style-name="P15">или так</text:p>
      <text:p text:style-name="P8"><text:span text:style-name="T2">ivan@ivan-ubuntu:~$</text:span> <text:span text:style-name="T16">echo sudo reboot | at 1:20pm 12/02/2020</text:span></text:p>
      <text:p text:style-name="P7"/>
      <text:p text:style-name="P7"><text:soft-page-break/></text:p>
      <text:h text:style-name="P16" text:outline-level="3">6. * Написать скрипт, делающий архивную копию каталога etc, и прописать задание в crontab.</text:h>
      <text:p text:style-name="P3"><text:span text:style-name="T1">ivan@ivan-ubuntu:~$</text:span> vim copy_etc.sh</text:p>
      <text:p text:style-name="P3"/>
      <text:p text:style-name="P4">#!/bin/bash</text:p>
      <text:p text:style-name="P4">#скрипт, делающий архивную копию каталога etc</text:p>
      <text:p text:style-name="P4">tar -czf /home/etc_archived.tar.gz /etc</text:p>
      <text:p text:style-name="P4"/>
      <text:p text:style-name="P3"><text:span text:style-name="T1">ivan@ivan-ubuntu:~$</text:span> chmod +x copy_etc.sh </text:p>
      <text:p text:style-name="P5"><text:span text:style-name="T4">ivan@ivan-ubuntu:~$</text:span><text:span text:style-name="T9"> </text:span><text:span text:style-name="T10">crontab -e</text:span></text:p>
      <text:p text:style-name="P4"/>
      <text:p text:style-name="P3">50 23 * * * /home/copy_etc.sh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  <text:p text:style-name="P1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1DT3H43M19S</meta:editing-duration>
    <meta:editing-cycles>20</meta:editing-cycles>
    <meta:generator>LibreOffice/6.4.6.2$Linux_X86_64 LibreOffice_project/40$Build-2</meta:generator>
    <dc:date>2020-12-05T00:48:14.283322105</dc:date>
    <meta:document-statistic meta:table-count="0" meta:image-count="0" meta:object-count="0" meta:page-count="4" meta:paragraph-count="72" meta:word-count="453" meta:character-count="3991" meta:non-whitespace-character-count="3306"/>
  </office:meta>
</office:document-meta>
</file>